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.571428571428571" calcext:value-type="float">
            <text:p>0,57</text:p>
          </table:table-cell>
          <table:table-cell table:style-name="ce6" office:value-type="float" office:value="0.444444444444444" calcext:value-type="float">
            <text:p>0,44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444444444444444" calcext:value-type="float">
            <text:p>0,4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.727272727272727" calcext:value-type="float">
            <text:p>0,73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8" calcext:value-type="float">
            <text:p>0,8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0.444444444444444" calcext:value-type="float">
            <text:p>0,4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" calcext:value-type="float">
            <text:p>0,80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444444444444444" calcext:value-type="float">
            <text:p>0,44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941176470588235" calcext:value-type="float">
            <text:p>0,9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57142857142857" calcext:value-type="float">
            <text:p>0,8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8" calcext:value-type="float">
            <text:p>0,8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57142857142857" calcext:value-type="float">
            <text:p>0,8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8" calcext:value-type="float">
            <text:p>0,80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842105263157895" calcext:value-type="float">
            <text:p>0,8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857142857142857" calcext:value-type="float">
            <text:p>0,86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23076923076923" calcext:value-type="float">
            <text:p>0,9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77777777777778" calcext:value-type="float">
            <text:p>0,78</text:p>
          </table:table-cell>
          <table:table-cell table:style-name="ce6" office:value-type="float" office:value="0.875" calcext:value-type="float">
            <text:p>0,8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714285714285714" calcext:value-type="float">
            <text:p>0,7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33333333333333" calcext:value-type="float">
            <text:p>0,8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" calcext:value-type="float">
            <text:p>0,80</text:p>
          </table:table-cell>
          <table:table-cell table:number-columns-repeated="990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4" calcext:value-type="float">
            <text:p>0,4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8" calcext:value-type="float">
            <text:p>0,8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5" calcext:value-type="float">
            <text:p>0,7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8" calcext:value-type="float">
            <text:p>0,80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842105263157895" calcext:value-type="float">
            <text:p>0,8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57142857142857" calcext:value-type="float">
            <text:p>0,8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88" calcext:value-type="float">
            <text:p>0,88</text:p>
          </table:table-cell>
          <table:table-cell table:style-name="ce6" office:value-type="float" office:value="0.777777777777778" calcext:value-type="float">
            <text:p>0,78</text:p>
          </table:table-cell>
          <table:table-cell table:style-name="ce6" office:value-type="float" office:value="0.823529411764706" calcext:value-type="float">
            <text:p>0,8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714285714285714" calcext:value-type="float">
            <text:p>0,7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33333333333333" calcext:value-type="float">
            <text:p>0,8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" calcext:value-type="float">
            <text:p>0,80</text:p>
          </table:table-cell>
          <table:table-cell table:number-columns-repeated="990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4" calcext:value-type="float">
            <text:p>0,4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5" calcext:value-type="float">
            <text:p>0,5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666666666666667" calcext:value-type="float">
            <text:p>0,67</text:p>
          </table:table-cell>
          <table:table-cell table:style-name="ce6" office:value-type="float" office:value="0.571428571428571" calcext:value-type="float">
            <text:p>0,5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34:54.724648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40:54.948175776</dc:date>
    <meta:editing-duration>PT22M32S</meta:editing-duration>
    <meta:editing-cycles>5</meta:editing-cycles>
    <meta:document-statistic meta:table-count="1" meta:cell-count="404" meta:object-count="0"/>
  </office:meta>
</office:document-meta>
</file>